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2pt" style:font-size-asian="32pt" style:font-size-complex="32pt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302cm" svg:height="3.302cm" svg:x="8.936cm" svg:y="2.905cm">
          <text:p text:style-name="P1"><text:span text:style-name="T1">T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" draw:id="id4" draw:layer="layout" svg:width="3.302cm" svg:height="3.302cm" svg:x="2.651cm" svg:y="8.62cm">
          <text:p text:style-name="P3"><text:span text:style-name="T1">T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3.302cm" svg:height="3.302cm" svg:x="5.445cm" svg:y="15.351cm">
          <text:p text:style-name="P3"><text:span text:style-name="T1">T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3.302cm" svg:height="3.302cm" svg:x="12.938cm" svg:y="15.224cm">
          <text:p text:style-name="P3"><text:span text:style-name="T1">T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3.302cm" svg:height="3.302cm" svg:x="14.97cm" svg:y="8.62cm">
          <text:p text:style-name="P3"><text:span text:style-name="T1">T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5.453cm" svg:y1="11.439cm" svg:x2="14.589cm" svg:y2="15.224cm" draw:start-shape="id1" draw:start-glue-point="7" draw:end-shape="id2" draw:end-glue-point="4" svg:d="M15453 11439l-864 3785" svg:viewBox="0 0 865 3786">
          <text:p/>
        </draw:connector>
        <draw:connector draw:style-name="gr2" draw:text-style-name="P1" draw:layer="layout" draw:type="line" svg:x1="14.97cm" svg:y1="10.271cm" svg:x2="8.264cm" svg:y2="15.834cm" draw:start-shape="id1" draw:start-glue-point="6" draw:end-shape="id3" draw:end-glue-point="11" svg:d="M14970 10271l-6706 5563" svg:viewBox="0 0 6707 5564">
          <text:p/>
        </draw:connector>
        <draw:connector draw:style-name="gr2" draw:text-style-name="P1" draw:layer="layout" draw:type="line" svg:x1="7.096cm" svg:y1="15.351cm" svg:x2="5.47cm" svg:y2="11.439cm" draw:start-shape="id3" draw:start-glue-point="4" draw:end-shape="id4" draw:end-glue-point="9" svg:d="M7096 15351l-1626-3912" svg:viewBox="0 0 1627 3913">
          <text:p/>
        </draw:connector>
        <draw:connector draw:style-name="gr2" draw:text-style-name="P1" draw:layer="layout" draw:type="line" svg:x1="5.47cm" svg:y1="9.103cm" svg:x2="9.419cm" svg:y2="5.724cm" draw:start-shape="id4" draw:start-glue-point="11" draw:end-shape="id5" draw:end-glue-point="7" svg:d="M5470 9103l3949-3379" svg:viewBox="0 0 3950 3380">
          <text:p/>
        </draw:connector>
        <draw:connector draw:style-name="gr2" draw:text-style-name="P1" draw:layer="layout" draw:type="line" svg:x1="5.953cm" svg:y1="10.271cm" svg:x2="14.97cm" svg:y2="10.271cm" draw:start-shape="id4" draw:start-glue-point="10" draw:end-shape="id1" draw:end-glue-point="6" svg:d="M5953 10271h9017" svg:viewBox="0 0 901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2:28:56.610355120</meta:creation-date>
    <dc:date>2015-01-05T12:32:44.190696259</dc:date>
    <meta:editing-duration>P0D</meta:editing-duration>
    <meta:editing-cycles>1</meta:editing-cycles>
    <meta:document-statistic meta:object-count="10"/>
    <meta:generator>LibreOffice/4.2.7.2$Linux_X86_64 LibreOffice_project/420m0$Build-2</meta:generator>
  </office:meta>
</office:document-meta>
</file>